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wards" table:style-name="ta2">
        <table:table-column table:style-name="co1" table:number-columns-repeated="16384" table:default-cell-style-name="Default"/>
        <table:table-row table:style-name="ro2">
          <table:table-cell table:number-columns-repeated="4"/>
          <table:table-cell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ocations" style:display-name="PageStyle_Lo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wards" style:display-name="PageStyle_Rewar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21:35:27.371013230</dc:date>
    <meta:editing-duration>PT11H12M57S</meta:editing-duration>
    <meta:editing-cycles>2</meta:editing-cycles>
    <meta:generator>LibreOffice/7.5.2.2$Linux_X86_64 LibreOffice_project/50$Build-2</meta:generator>
    <meta:document-statistic meta:table-count="2" meta:cell-count="3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63cm" svg:y="0.332cm" chart:style-name="ch2">
          <text:p>Get Location: Time / Users</text:p>
        </chart:title>
        <chart:legend chart:legend-position="end" svg:x="11.859cm" svg:y="4.36cm" style:legend-expansion="high" chart:style-name="ch3"/>
        <chart:plot-area chart:style-name="ch4" table:cell-range-address="Locations.B3:Locations.D8 Locations.C2:Locations.D2" chart:data-source-has-labels="both" svg:x="1.377cm" svg:y="1.651cm" svg:width="10.165cm" svg:height="7.969cm">
          <chart:coordinate-region svg:x="2.325cm" svg:y="1.85cm" svg:width="9.217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0">
                <text:p>0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23cm" svg:y="0.332cm" chart:style-name="ch2">
          <text:p>Get Rewards: Time / Users</text:p>
        </chart:title>
        <chart:legend chart:legend-position="end" svg:x="11.859cm" svg:y="4.36cm" style:legend-expansion="high" chart:style-name="ch3"/>
        <chart:plot-area chart:style-name="ch4" table:cell-range-address="Rewards.B2:Rewards.D6" chart:data-source-has-labels="both" svg:x="1.377cm" svg:y="1.651cm" svg:width="10.165cm" svg:height="7.969cm">
          <chart:coordinate-region svg:x="2.536cm" svg:y="1.85cm" svg:width="9.006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0">
                <text:p>0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